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宋体" style:font-name-complex="宋体"/>
    </style:style>
    <style:style style:name="P2" style:family="paragraph" style:parent-style-name="Standard">
      <style:text-properties style:font-name="宋体" fo:language="en" fo:country="US" style:language-asian="en" style:country-asian="US" style:font-name-complex="宋体"/>
    </style:style>
    <style:style style:name="P3" style:family="paragraph" style:parent-style-name="Standard">
      <style:text-properties style:font-name="宋体" fo:font-weight="bold" style:font-weight-asian="bold" style:font-name-complex="宋体"/>
    </style:style>
    <style:style style:name="P4" style:family="paragraph" style:parent-style-name="List_20_Paragraph">
      <style:text-properties style:font-name="宋体" fo:font-size="9pt" style:font-size-asian="9pt" style:font-name-complex="宋体" style:font-size-complex="9pt"/>
    </style:style>
    <style:style style:name="P5" style:family="paragraph" style:parent-style-name="List_20_Paragraph">
      <style:paragraph-properties fo:margin-left="0in" fo:margin-right="0in" fo:text-indent="0.1874in" style:auto-text-indent="false"/>
      <style:text-properties style:font-name="宋体" fo:font-size="9pt" style:font-size-asian="9pt" style:font-name-complex="宋体" style:font-size-complex="9pt"/>
    </style:style>
    <style:style style:name="P6" style:family="paragraph" style:parent-style-name="List_20_Paragraph">
      <style:paragraph-properties fo:margin-left="0in" fo:margin-right="0in" fo:text-indent="0.1874in" style:auto-text-indent="false"/>
      <style:text-properties style:font-name="宋体" fo:font-size="9pt" officeooo:paragraph-rsid="002c3d35" style:font-size-asian="9pt" style:font-name-complex="宋体" style:font-size-complex="9pt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宋体" fo:font-size="9pt" fo:font-weight="bold" style:font-size-asian="9pt" style:font-weight-asian="bold" style:font-name-complex="宋体" style:font-size-complex="9pt"/>
    </style:style>
    <style:style style:name="P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宋体" fo:font-size="9pt" fo:font-weight="bold" style:font-size-asian="9pt" style:font-weight-asian="bold" style:font-name-complex="宋体" style:font-size-complex="9pt"/>
    </style:style>
    <style:style style:name="P1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宋体" fo:font-size="9pt" fo:font-weight="bold" officeooo:paragraph-rsid="00190cc6" style:font-size-asian="9pt" style:font-weight-asian="bold" style:font-name-complex="宋体" style:font-size-complex="9pt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color="#262626" style:font-name="宋体" fo:font-size="9pt" style:font-size-asian="9pt" style:font-name-complex="宋体" style:font-size-complex="9pt"/>
    </style:style>
    <style:style style:name="P12" style:family="paragraph" style:parent-style-name="List_20_Paragraph">
      <style:paragraph-properties fo:margin-left="0.2917in" fo:margin-right="0in" fo:text-indent="0in" style:auto-text-indent="false"/>
    </style:style>
    <style:style style:name="P13" style:family="paragraph" style:parent-style-name="List_20_Paragraph">
      <style:paragraph-properties fo:margin-left="0.2917in" fo:margin-right="0in" fo:text-indent="0in" style:auto-text-indent="false"/>
      <style:text-properties style:font-name="宋体" fo:font-size="9pt" style:font-size-asian="9pt" style:font-name-complex="宋体" style:font-size-complex="9pt"/>
    </style:style>
    <style:style style:name="P14" style:family="paragraph" style:parent-style-name="List_20_Paragraph">
      <style:paragraph-properties fo:margin-left="0.2917in" fo:margin-right="0in" fo:text-align="start" style:justify-single-word="false" fo:text-indent="0in" style:auto-text-indent="false"/>
      <style:text-properties style:use-window-font-color="true" style:font-name="宋体" fo:font-size="9pt" fo:language="en" fo:country="US" fo:font-weight="normal" officeooo:paragraph-rsid="00190cc6" style:letter-kerning="true" style:font-name-asian="宋体" style:font-size-asian="9pt" style:language-asian="zh" style:country-asian="CN" style:font-weight-asian="normal" style:font-name-complex="宋体" style:font-size-complex="9pt" style:language-complex="ar" style:country-complex="SA" style:font-weight-complex="normal"/>
    </style:style>
    <style:style style:name="P15" style:family="paragraph" style:parent-style-name="List_20_Paragraph">
      <style:paragraph-properties fo:margin-left="1.4583in" fo:margin-right="0in" fo:text-indent="-1.1665in" style:auto-text-indent="false"/>
      <style:text-properties style:font-name="宋体" fo:font-size="9pt" style:font-size-asian="9pt" style:font-name-complex="宋体" style:font-size-complex="9pt"/>
    </style:style>
    <style:style style:name="P16" style:family="paragraph" style:parent-style-name="List_20_Paragraph">
      <style:paragraph-properties fo:margin-left="1.4583in" fo:margin-right="0in" fo:text-align="start" style:justify-single-word="false" fo:text-indent="-1.1665in" style:auto-text-indent="false"/>
      <style:text-properties style:use-window-font-color="true" style:font-name="宋体" fo:font-size="9pt" fo:language="en" fo:country="US" fo:font-weight="normal" officeooo:paragraph-rsid="00190cc6" style:letter-kerning="true" style:font-name-asian="宋体" style:font-size-asian="9pt" style:language-asian="zh" style:country-asian="CN" style:font-weight-asian="normal" style:font-name-complex="宋体" style:font-size-complex="9pt" style:language-complex="ar" style:country-complex="SA" style:font-weight-complex="normal"/>
    </style:style>
    <style:style style:name="P17" style:family="paragraph" style:parent-style-name="List_20_Paragraph">
      <style:paragraph-properties fo:margin-left="1.4791in" fo:margin-right="0in" fo:text-indent="-1.1874in" style:auto-text-indent="false"/>
    </style:style>
    <style:style style:name="P18" style:family="paragraph" style:parent-style-name="List_20_Paragraph">
      <style:paragraph-properties fo:margin-left="1.4791in" fo:margin-right="0in" fo:text-indent="-1.1874in" style:auto-text-indent="false"/>
      <style:text-properties style:font-name="宋体" fo:font-size="9pt" fo:font-weight="bold" style:font-size-asian="9pt" style:font-weight-asian="bold" style:font-name-complex="宋体" style:font-size-complex="9pt"/>
    </style:style>
    <style:style style:name="P19" style:family="paragraph" style:parent-style-name="List_20_Paragraph">
      <style:paragraph-properties fo:margin-left="1.4791in" fo:margin-right="0in" fo:text-indent="-1.1874in" style:auto-text-indent="false"/>
      <style:text-properties style:font-name="宋体" fo:font-size="9pt" style:font-size-asian="9pt" style:font-name-complex="宋体" style:font-size-complex="9pt"/>
    </style:style>
    <style:style style:name="P20" style:family="paragraph" style:parent-style-name="List_20_Paragraph">
      <style:paragraph-properties fo:margin-left="1.4791in" fo:margin-right="0in" fo:text-align="start" style:justify-single-word="false" fo:text-indent="-1.1874in" style:auto-text-indent="false"/>
      <style:text-properties style:use-window-font-color="true" style:font-name="宋体" fo:font-size="9pt" fo:language="en" fo:country="US" fo:font-weight="normal" officeooo:paragraph-rsid="00190cc6" style:letter-kerning="true" style:font-name-asian="宋体" style:font-size-asian="9pt" style:language-asian="zh" style:country-asian="CN" style:font-weight-asian="normal" style:font-name-complex="宋体" style:font-size-complex="9pt" style:language-complex="ar" style:country-complex="SA" style:font-weight-complex="normal"/>
    </style:style>
    <style:style style:name="P21" style:family="paragraph" style:parent-style-name="List_20_Paragraph">
      <style:paragraph-properties fo:margin-left="0in" fo:margin-right="0in" fo:text-indent="0.3126in" style:auto-text-indent="false"/>
      <style:text-properties style:font-name="宋体" fo:font-size="9pt" style:font-size-asian="9pt" style:font-name-complex="宋体" style:font-size-complex="9pt"/>
    </style:style>
    <style:style style:name="P22" style:family="paragraph" style:parent-style-name="List_20_Paragraph">
      <style:paragraph-properties fo:margin-left="0in" fo:margin-right="0in" fo:text-indent="0.3126in" style:auto-text-indent="false"/>
      <style:text-properties style:font-name="宋体" fo:font-size="9pt" officeooo:rsid="00190cc6" officeooo:paragraph-rsid="00190cc6" style:font-size-asian="9pt" style:font-name-complex="宋体" style:font-size-complex="9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宋体" fo:font-size="18pt" fo:font-weight="bold" style:font-size-asian="18pt" style:font-weight-asian="bold" style:font-name-complex="宋体" style:font-size-complex="18pt"/>
    </style:style>
    <style:style style:name="P24" style:family="paragraph" style:parent-style-name="Standard" style:list-style-name="WW8Num4">
      <style:text-properties style:font-name="宋体" fo:font-size="9pt" style:font-size-asian="9pt" style:font-name-complex="宋体" style:font-size-complex="9pt"/>
    </style:style>
    <style:style style:name="P25" style:family="paragraph" style:parent-style-name="Standard" style:list-style-name="WW8Num4">
      <style:text-properties style:font-name="宋体" fo:font-size="9pt" officeooo:paragraph-rsid="001e7260" style:font-size-asian="9pt" style:font-name-complex="宋体" style:font-size-complex="9pt"/>
    </style:style>
    <style:style style:name="P26" style:family="paragraph" style:parent-style-name="Standard" style:list-style-name="WW8Num5">
      <style:text-properties style:font-name="宋体" fo:font-size="9pt" style:font-size-asian="9pt" style:font-name-complex="宋体" style:font-size-complex="9pt"/>
    </style:style>
    <style:style style:name="P27" style:family="paragraph" style:parent-style-name="Standard" style:list-style-name="WW8Num5">
      <style:text-properties style:font-name="宋体" fo:font-size="9pt" officeooo:paragraph-rsid="00265590" style:font-size-asian="9pt" style:font-name-complex="宋体" style:font-size-complex="9pt"/>
    </style:style>
    <style:style style:name="P28" style:family="paragraph" style:parent-style-name="Standard" style:list-style-name="WW8Num11">
      <style:text-properties style:font-name="宋体" fo:font-size="9pt" style:font-size-asian="9pt" style:font-name-complex="宋体" style:font-size-complex="9pt"/>
    </style:style>
    <style:style style:name="P29" style:family="paragraph" style:parent-style-name="Standard" style:list-style-name="WW8Num11">
      <style:text-properties style:font-name="宋体" fo:font-size="9pt" officeooo:paragraph-rsid="00265590" style:font-size-asian="9pt" style:font-name-complex="宋体" style:font-size-complex="9pt"/>
    </style:style>
    <style:style style:name="P30" style:family="paragraph" style:parent-style-name="List_20_Paragraph">
      <style:paragraph-properties fo:margin-left="0in" fo:margin-right="0in" fo:text-indent="0.3126in" style:auto-text-indent="false"/>
      <style:text-properties fo:font-size="9pt" style:font-size-asian="9pt" style:font-size-complex="9pt"/>
    </style:style>
    <style:style style:name="P31" style:family="paragraph">
      <style:paragraph-properties fo:text-align="justify" style:writing-mode="lr-tb"/>
    </style:style>
    <style:style style:name="T1" style:family="text">
      <style:text-properties style:font-name="宋体" fo:font-size="9pt" style:font-size-asian="9pt" style:font-name-complex="宋体" style:font-size-complex="9pt"/>
    </style:style>
    <style:style style:name="T2" style:family="text">
      <style:text-properties style:font-name="宋体" fo:language="en" fo:country="US" style:language-asian="en" style:country-asian="US" style:font-name-complex="宋体"/>
    </style:style>
    <style:style style:name="T3" style:family="text">
      <style:text-properties officeooo:rsid="0016cdbc"/>
    </style:style>
    <style:style style:name="T4" style:family="text">
      <style:text-properties officeooo:rsid="00185d37"/>
    </style:style>
    <style:style style:name="T5" style:family="text">
      <style:text-properties officeooo:rsid="00190cc6"/>
    </style:style>
    <style:style style:name="T6" style:family="text">
      <style:text-properties officeooo:rsid="0019def3"/>
    </style:style>
    <style:style style:name="T7" style:family="text">
      <style:text-properties officeooo:rsid="001ad4ae"/>
    </style:style>
    <style:style style:name="T8" style:family="text">
      <style:text-properties officeooo:rsid="001ae618"/>
    </style:style>
    <style:style style:name="T9" style:family="text">
      <style:text-properties officeooo:rsid="001c67e0"/>
    </style:style>
    <style:style style:name="T10" style:family="text">
      <style:text-properties officeooo:rsid="001e7260"/>
    </style:style>
    <style:style style:name="T11" style:family="text">
      <style:text-properties officeooo:rsid="0023c90c"/>
    </style:style>
    <style:style style:name="T12" style:family="text">
      <style:text-properties officeooo:rsid="00265590"/>
    </style:style>
    <style:style style:name="T13" style:family="text">
      <style:text-properties style:use-window-font-color="true" style:font-name="宋体" fo:font-size="10.5pt" fo:language="en" fo:country="US" fo:font-weight="bold" style:letter-kerning="true" style:font-name-asian="宋体" style:font-size-asian="10.5pt" style:language-asian="zh" style:country-asian="CN" style:font-weight-asian="bold" style:font-name-complex="宋体" style:font-size-complex="10.5pt" style:language-complex="ar" style:country-complex="SA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ffffff" draw:stroke-linejoin="miter" svg:stroke-linecap="square" draw:fill="gradient" draw:fill-color="#c6d9f1" draw:fill-gradient-name="Gradient_20_2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张广训简历</text:p>
      <text:p text:style-name="P2"><draw:custom-shape text:anchor-type="char" draw:z-index="0" draw:style-name="gr1" draw:text-style-name="P31" svg:width="1.5752in" svg:height="0.3252in" svg:x="-0.0626in" svg:y="0.0563in"><text:p text:style-name="P31"><text:span text:style-name="T13">个人概况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s text:c="3"/></text:p>
      <text:section text:style-name="Sect1" text:name="Section1">
        <text:p text:style-name="P4">姓 <text:s text:c="5"/>名：张 <text:s/>广 <text:s/>训</text:p>
        <text:p text:style-name="P4">籍 <text:s text:c="5"/>贯：贵州省毕节市</text:p>
        <text:p text:style-name="P4">毕业院校：西 南 大 学</text:p>
        <text:p text:style-name="P4">联系电话：18<text:span text:style-name="T9">511748411</text:span></text:p>
        <text:p text:style-name="P5">性 <text:s text:c="5"/>别：男</text:p>
        <text:p text:style-name="P5">出生年月：1989年12月</text:p>
        <text:p text:style-name="P5">学 <text:s text:c="5"/>历：本 <text:s text:c="3"/>科</text:p>
        <text:p text:style-name="P6">电子邮箱：<text:a xlink:type="simple" xlink:href="mailto:zhgxun1989@163.com">zhgxun1989@</text:a><text:a xlink:type="simple" xlink:href="mailto:zhgxun1989@163.com"><text:span text:style-name="T3">163</text:span></text:a><text:a xlink:type="simple" xlink:href="mailto:zhgxun1989@163.com">.com</text:a></text:p>
      </text:section>
      <text:section text:style-name="Sect2" text:name="Section2">
        <text:p text:style-name="P2"/>
        <text:p text:style-name="P2"><draw:custom-shape text:anchor-type="char" draw:z-index="2" draw:style-name="gr1" draw:text-style-name="P31" svg:width="1.5752in" svg:height="0.3252in" svg:x="-0.0626in" svg:y="0.0311in"><text:p text:style-name="P31"><text:span text:style-name="T13">求职意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11"/>
        <text:p text:style-name="P4">职 <text:s text:c="3"/>位： PHP 程序员<text:tab/><text:tab/><text:tab/><text:tab/><text:tab/> <text:s text:c="5"/>期望薪资： <text:span text:style-name="T3">8</text:span>000元/月</text:p>
        <text:p text:style-name="P2"/>
        <text:p text:style-name="P2"><draw:custom-shape text:anchor-type="char" draw:z-index="1" draw:style-name="gr1" draw:text-style-name="P31" svg:width="1.5752in" svg:height="0.3252in" svg:x="-0.0626in" svg:y="0.0752in"><text:p text:style-name="P31"><text:span text:style-name="T13">专业能力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Standard"/>
        <text:list xml:id="list301440507085119058" text:style-name="WW8Num4">
          <text:list-item>
            <text:p text:style-name="P24">掌握PHP在<text:span text:style-name="T3">Web开发中</text:span>的业务逻辑处理</text:p>
          </text:list-item>
          <text:list-item>
            <text:p text:style-name="P24">掌握PDO操作<text:span text:style-name="T3">MySQL</text:span>数据库</text:p>
          </text:list-item>
          <text:list-item>
            <text:p text:style-name="P25">掌握Memcache、Redis内存缓存系统</text:p>
          </text:list-item>
          <text:list-item>
            <text:p text:style-name="P24">掌握HTML和CSS页面布局</text:p>
          </text:list-item>
          <text:list-item>
            <text:p text:style-name="P24">掌握OOP面向对象思想，运用MVC模式编程</text:p>
          </text:list-item>
          <text:list-item>
            <text:p text:style-name="P24">掌握Linux系统下基本命令操作，了解S<text:span text:style-name="T3">hell</text:span>编程</text:p>
          </text:list-item>
        </text:list>
        <text:list xml:id="list8997868946575317723" text:style-name="WW8Num5">
          <text:list-item>
            <text:p text:style-name="P26">掌握jQuery实现异步请求和局部加载</text:p>
          </text:list-item>
          <text:list-item>
            <text:p text:style-name="P27">熟悉PHP中创建<text:span text:style-name="T12">cURL方式进行平台连接</text:span></text:p>
          </text:list-item>
          <text:list-item>
            <text:p text:style-name="P26">熟悉JavaScript客户端脚本编程语言编写页面特效</text:p>
          </text:list-item>
        </text:list>
        <text:list xml:id="list8745615300099050246" text:style-name="WW8Num11">
          <text:list-item>
            <text:p text:style-name="P28">能独立搭建基本的LAMP工作环境</text:p>
          </text:list-item>
          <text:list-item>
            <text:p text:style-name="P29">了解PHP中<text:span text:style-name="T12">利用DOMDocument,SimpleXML扩展处理XML文档，利用WebService交换数据</text:span></text:p>
          </text:list-item>
        </text:list>
        <text:p text:style-name="P3"/>
        <text:p text:style-name="P3"><draw:custom-shape text:anchor-type="char" draw:z-index="3" draw:style-name="gr1" draw:text-style-name="P31" svg:width="1.5752in" svg:height="0.3252in" svg:x="-0.1252in" svg:y="0.0291in"><text:p text:style-name="P31"><text:span text:style-name="T13">项目经验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3"/>
        <text:p text:style-name="P10">项目一：</text:p>
        <text:p text:style-name="P14">项目名称： <text:tab/><text:tab/><text:tab/><text:span text:style-name="T5">1818lao</text:span></text:p>
        <text:p text:style-name="P14">项目环境：<text:tab/><text:tab/><text:tab/>Cent<text:span text:style-name="T10">OS 5.5、Ubuntu 14.04 LTS</text:span></text:p>
        <text:p text:style-name="P16">项目涉及技术：<text:tab/><text:tab/><text:span text:style-name="T6">PHP服务器端脚本语言、MySQL数据库、Oracle数据库、Redis存储系统、jQuery框架、Java、cURL数据传输、ThinkPHP框架。</text:span></text:p>
        <text:p text:style-name="P20">项目描述：<text:tab/><text:tab/>项目是一个<text:span text:style-name="T7">B2B电子商务网站，由PHP组和Java组共同开发，Java组提供数据库操作接口，由PHP组调用实现网站所有展示。同时开发有对应的WAP端，Android和IOS应用APP软件。商家注册后可选择开通初级店铺和付费店铺，初级店铺只能获得少量服务，付费店铺可以购买增值服务。开通店铺后，商家可以发布产品、招商加盟、求购信息到店铺。通过店铺提供的询价、报价和申请加盟促进商家间产品信息的沟通。付费店铺还可以去广告位商城购买网站首页广告位，购买金牌套餐，龙头商家，黄金展位等服务，还可以参与竞价竞拍。我负责的模块是会员中心的店铺内容管理和店铺前台所有信息展示。商家通过店铺内容管理动态设置店铺前台首页商品轮播，热销产品推荐和精品推荐等信息，并发布企业故事，企业介绍，上传荣誉资质，设置店铺产品自定义分类，给产</text:span><text:soft-page-break/><text:span text:style-name="T7">品图片添加水印，动态设置店铺模板等。</text:span></text:p>
        <text:p text:style-name="P20">项目心得：<text:tab/>通过该项目使我对客户端输入的数据必须严格验证有了深刻的理解，也感受到PHP在这方面的繁琐，验证越严格，嵌套的逻辑层就越深，不利于项目交接和后续维护。也认识到项目开发需要对所使用的框架足够熟悉，才可能做到敏捷开发，避免再造车轮。同时项目分工必须明确，一旦任务延期必须和接触到的同事沟通解决，否则可能会导致多个模块共同延期。最重要的是接口的性能必须要保证，文档要足够清晰并及时更新，有<text:span text:style-name="T8">changelog日志记录，返回值和数据格式必须统一。并且开发阶段要有一个对接口调用信息完整的日志记录功能，ThinkPHP框架本身就没提供这个灵活的调试功能，无法调试Java接口数据返回是否为合法的值。</text:span></text:p>
        <text:p text:style-name="P20"/>
        <text:p text:style-name="P9">项目二：</text:p>
        <text:p text:style-name="P13">项目名称： <text:tab/><text:tab/><text:tab/>（仿）凡客诚品</text:p>
        <text:p text:style-name="P13">项目环境：<text:tab/><text:tab/><text:tab/>Window <text:span text:style-name="T10">7</text:span></text:p>
        <text:p text:style-name="P15">项目涉及技术：<text:tab/><text:tab/>HTML、CSS和客户端脚本编程语言JavaScript；Bootstrap前端框架；jQuery框架和Ajax异步请求与局部刷新、分页；MVC设计模式；ThinkPHP框架；SESSION会话控制；数据库抽象层PDO。</text:p>
        <text:p text:style-name="P19">项目描述：<text:tab/> <text:s text:c="3"/>项目共三人完成，仿照凡客诚品网站。使用面向对象思想编程，采用MVC模式，前后台分开管理。项目完成了导航、搜索、幻灯片和广告、用户模块、个人中心、友情链接等90%的功能。我负责的模块是购物车、订单、模拟付款、商品收藏、订单详情查看与修改、商品提问和评论模块。后台实现网站配置、用户组权限控制和管理。商品添加与修改，幻灯片、广告和导航的控制。订单部分实现修改与查看，生成包装、处理发票，生成发货单，同时写入订单处理表，用来实时显示用户个人中心页面我的订单的跟踪信息，模拟付款成功后，订单列表显示已付款，完成收货。用户个人中心我的订单显示送达完成，可以对该商品进行评价。</text:p>
        <text:p text:style-name="P19">项目心得：<text:tab/> <text:s text:c="3"/>项目最大的收获是理解面向对象的思想和MVC设计模式编程，对项目后期维护的重要性。采用Ajax技术进行局部请求用户不需要等待网页完全加载完就可以访问。网站都是高质量的，其中的每一个业务逻辑都必须准确地完成，才能关联到所有的模块。小组合作开发，锻炼了自己的团队协作意识，编程中既要组织自己的代码，又要考虑到队友的代码。</text:p>
        <text:p text:style-name="P18"/>
        <text:p text:style-name="P8">项目三：</text:p>
        <text:p text:style-name="P13">项目名称： <text:tab/><text:tab/><text:tab/>（仿）Discuz!论坛</text:p>
        <text:p text:style-name="P13">项目环境： <text:tab/><text:tab/><text:tab/>Window <text:span text:style-name="T10">XP</text:span></text:p>
        <text:p text:style-name="P19">项目涉及技术：<text:tab/> <text:s text:c="3"/>HTML、CSS；服务器端脚本编程语言PHP；MySQL数据库管理系统；SESSION会话控制。</text:p>
        <text:p text:style-name="P17"><text:span text:style-name="T1">项目描述：<text:tab/></text:span><text:bookmark-start text:name="OLE_LINK23"/><text:span text:style-name="T1"> <text:s text:c="3"/></text:span><text:bookmark-end text:name="OLE_LINK23"/><text:span text:style-name="T1">项目仿照Discuz!论坛社区，个人完成。采用面向过程，HTML和PHP混编的方式，实现了用户模块、发帖、回帖分页、楼层显示；首页遍历显示分区、板块；对帖子进行加精、置顶和设为热帖、高亮；还可以禁用用户名和IP地址发帖、回帖等80%的功能。后台可添加导航、分区、板块，对网站进行设置、开启和关闭，可添加用户和设置版主与管理员、申请添加友情链接等，所有删除操作均采用回收站的形式。</text:span></text:p>
        <text:p text:style-name="P19">项目心得：<text:tab/> <text:s text:c="3"/>本次项目的收获是理解了PHP超全局数组$_GET、$_POST和$_SERVER使用的<text:soft-page-break/>机制和意义。理解了HTTP的无状态性以及相应的SESSION会话控制技术来跟踪用户的浏览记录。重要的是知道了B/S结构动态网站开发的基本实现过程。</text:p>
        <text:p text:style-name="P19"/>
        <text:p text:style-name="P7"/>
        <text:p text:style-name="P7"><draw:custom-shape text:anchor-type="char" draw:z-index="5" draw:style-name="gr1" draw:text-style-name="P31" svg:width="1.5752in" svg:height="0.3252in" svg:x="-0.1252in" svg:y="0.0791in"><text:p text:style-name="P31"><text:span text:style-name="T13">工作经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17"/>
        <text:p text:style-name="P22">2014年9月 — 至今<text:tab/><text:tab/><text:tab/><text:tab/><text:tab/>深圳一路捞互联网(北京)有限公司<text:tab/><text:tab/>PHP开发</text:p>
        <text:p text:style-name="P22">从事一把一把捞电子商务网站开发，负责会员中心店铺内容管理和店铺前台模块。在团队中，我学会了如何与同事相处，沟通，互相学习。在工作上，用心做好每一件事，主动承担责任，不推诿不扯皮。程序设计上，思维更加严谨缜密，对效率和性能的处理，有了更大的提高。</text:p>
        <text:p text:style-name="P21"/>
        <text:p text:style-name="P21">2013年5月 — 2014年3月<text:tab/><text:tab/><text:tab/>在深圳市爱普生技术（深圳）有限公司 <text:s text:c="4"/>生产工人</text:p>
        <text:p text:style-name="P21">在生产车间从事票据打印机的包装。近一年的时间让自己适应了工厂的生活方式和形成团队合作的意识。培养了自己踏实认真、细心的工作态度和积极向上的从业心态。</text:p>
        <text:p text:style-name="P17"/>
        <text:p text:style-name="P17"><draw:custom-shape text:anchor-type="char" draw:z-index="4" draw:style-name="gr1" draw:text-style-name="P31" svg:width="1.5752in" svg:height="0.3252in" svg:x="-0.1252in" svg:y="0.0791in"><text:p text:style-name="P31"><text:span text:style-name="T13">教育经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P12"/>
        <text:p text:style-name="P21">2014年4月 — <text:s/><text:span text:style-name="T4">2014年9月</text:span><text:tab/><text:tab/><text:tab/>北京LAMP兄弟连<text:tab/><text:tab/> <text:s/>培训<text:span text:style-name="T4">PHP</text:span></text:p>
        <text:p text:style-name="P30"><text:span text:style-name="T2">2008年9月 — 2012年7月<text:tab/><text:tab/><text:tab/>西南大学 <text:s text:c="8"/><text:tab/><text:tab/> <text:s/>教育学部教育学专业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c6d9f1" draw:start-intensity="100%" draw:end-intensity="100%" draw:angle="27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, 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题注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索引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 fo:line-height="100%" fo:text-align="justify" style:justify-single-word="false" fo:padding="0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0in" fo:margin-right="0in" fo:text-indent="0.2917in" style:auto-text-indent="false"/>
      <style:text-properties style:font-name="Calibri" fo:font-family="Calibri, Arial" style:font-family-generic="swiss" style:font-pitch="variable" style:font-name-complex="Calibri" style:font-family-complex="Calibri, Arial" style:font-family-generic-complex="swiss" style:font-pitch-complex="variable" style:font-size-complex="11pt"/>
    </style:style>
    <style:style style:name="WW8Num1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2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3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4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5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-默认段落字体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color="#262626"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默认段落字体1" style:family="text"/>
    <style:style style:name="Page_20_Number" style:display-name="Page Number" style:family="text" style:parent-style-name="WW-默认段落字体1"/>
    <style:style style:name="Internet_20_link" style:display-name="Internet link" style:family="text">
      <style:text-properties fo:color="#136ec2" style:text-line-through-style="none" style:text-line-through-type="non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9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9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9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9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9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10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10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10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11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11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11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11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11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12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12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12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13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13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13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13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13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13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13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13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0945in" fo:text-indent="-0.0945in" fo:margin-left="0.0945in"/>
        </style:list-level-properties>
        <style:text-properties style:font-name="Wingdings"/>
      </text:list-level-style-bullet>
      <text:list-level-style-bullet text:level="2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WW8Num14z0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WW8Num14z0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WW8Num14z0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WW8Num14z0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WW8Num14z0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WW8Num14z0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WW8Num14z0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</dc:title>
    <meta:initial-creator>吴子军</meta:initial-creator>
    <meta:creation-date>2010-03-29T01:06:00</meta:creation-date>
    <dc:date>2015-03-19T13:49:35.248716917</dc:date>
    <meta:editing-cycles>39</meta:editing-cycles>
    <meta:editing-duration>PT14H9M42S</meta:editing-duration>
    <meta:generator>LibreOffice/4.2.7.2$Linux_X86_64 LibreOffice_project/420m0$Build-2</meta:generator>
    <meta:document-statistic meta:table-count="0" meta:image-count="0" meta:object-count="0" meta:page-count="3" meta:paragraph-count="46" meta:word-count="2101" meta:character-count="2658" meta:non-whitespace-character-count="2496"/>
    <meta:user-defined meta:name="KSOProductBuildVer">2052-6.6.0.2461</meta:user-defined>
  </office:meta>
</office:document-meta>
</file>